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76cm" fo:min-width="2.224cm"/>
    </style:style>
    <style:style style:name="gr2" style:family="graphic" style:parent-style-name="objectwithoutfill">
      <style:graphic-properties svg:stroke-color="#000000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85cm" svg:height="1.59cm" svg:x="6.945cm" svg:y="4.03cm">
          <text:p text:style-name="P1">ProdCons0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5cm" svg:height="1.59cm" svg:x="6.945cm" svg:y="7.77cm">
          <text:p text:style-name="P1">ProdCons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5cm" svg:height="1.59cm" svg:x="6.945cm" svg:y="11.23cm">
          <text:p text:style-name="P1">ProdCons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913cm" svg:height="1.182cm" draw:transform="rotate (-2.10661240715716) translate (8.67730468451529cm 6.22403131932537cm)" svg:viewBox="0 0 1914 1183" svg:d="M0 1183c1489 0 1914-1183 1914-1183">
          <text:p/>
        </draw:path>
        <draw:frame draw:style-name="gr3" draw:text-style-name="P3" draw:layer="layout" svg:width="2.77cm" svg:height="1.06cm" svg:x="5.68cm" svg:y="6.26cm">
          <draw:text-box>
            <text:p>deposit</text:p>
          </draw:text-box>
        </draw:frame>
        <draw:frame draw:style-name="gr3" draw:text-style-name="P3" draw:layer="layout" svg:width="2.77cm" svg:height="1.06cm" svg:x="5.58cm" svg:y="9.86cm">
          <draw:text-box>
            <text:p>deposit</text:p>
          </draw:text-box>
        </draw:frame>
        <draw:frame draw:style-name="gr4" draw:text-style-name="P3" draw:layer="layout" svg:width="3.43cm" svg:height="1.05cm" svg:x="9.28cm" svg:y="6.26cm">
          <draw:text-box>
            <text:p>withdraw</text:p>
          </draw:text-box>
        </draw:frame>
        <draw:frame draw:style-name="gr4" draw:text-style-name="P3" draw:layer="layout" svg:width="3.43cm" svg:height="1.05cm" svg:x="9.28cm" svg:y="9.86cm">
          <draw:text-box>
            <text:p>withdraw</text:p>
          </draw:text-box>
        </draw:frame>
        <draw:path draw:style-name="gr2" draw:text-style-name="P2" draw:layer="layout" svg:width="1.912cm" svg:height="1.184cm" draw:transform="rotate (1.03410758180664) translate (9.1067875730501cm 7.26422726303882cm)" svg:viewBox="0 0 1913 1185" svg:d="M0 1185c1489-2 1913-1185 1913-1185">
          <text:p/>
        </draw:path>
        <draw:path draw:style-name="gr2" draw:text-style-name="P2" draw:layer="layout" svg:width="1.912cm" svg:height="1.184cm" draw:transform="rotate (1.03410758180664) translate (9.1547875730501cm 10.8652272630388cm)" svg:viewBox="0 0 1913 1185" svg:d="M0 1185c1489-2 1913-1185 1913-1185">
          <text:p/>
        </draw:path>
        <draw:path draw:style-name="gr2" draw:text-style-name="P2" draw:layer="layout" svg:width="1.913cm" svg:height="1.182cm" draw:transform="rotate (-2.10661240715716) translate (8.63030468451529cm 9.72403131932537cm)" svg:viewBox="0 0 1914 1183" svg:d="M0 1183c1489 0 1914-1183 1914-118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2-04T16:58:12.442000000</meta:creation-date>
    <dc:date>2019-02-04T17:06:11.886000000</dc:date>
    <dc:creator>luciano de falco alfano</dc:creator>
    <meta:editing-duration>PT8M</meta:editing-duration>
    <meta:editing-cycles>1</meta:editing-cycles>
    <meta:document-statistic meta:object-count="11"/>
    <meta:generator>LibreOffice/6.1.3.2$Windows_X86_64 LibreOffice_project/86daf60bf00efa86ad547e59e09d6bb77c699acb</meta:generator>
  </office:meta>
</office:document-meta>
</file>